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ParentTestVO.getSo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arentTest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arentTestVO.setSonList( List &lt; FastJsonSonTestVO &gt; son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ParentTest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